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weight="bold" officeooo:rsid="0008c044" officeooo:paragraph-rsid="0008c044" style:font-weight-asian="bold" style:font-weight-complex="bold"/>
    </style:style>
    <style:style style:name="P2" style:family="paragraph" style:parent-style-name="Table_20_Contents">
      <style:paragraph-properties fo:text-align="center" style:justify-single-word="false"/>
      <style:text-properties fo:font-weight="bold" officeooo:rsid="001e9162" officeooo:paragraph-rsid="001e9162" style:font-weight-asian="bold" style:font-weight-complex="bold"/>
    </style:style>
    <style:style style:name="P3" style:family="paragraph" style:parent-style-name="Table_20_Contents">
      <style:paragraph-properties fo:text-align="center" style:justify-single-word="false"/>
      <style:text-properties fo:font-weight="normal" officeooo:rsid="0008c044" officeooo:paragraph-rsid="0008c044" style:font-weight-asian="normal" style:font-weight-complex="normal"/>
    </style:style>
    <style:style style:name="P4" style:family="paragraph" style:parent-style-name="Table_20_Contents">
      <style:paragraph-properties fo:text-align="center" style:justify-single-word="false"/>
      <style:text-properties officeooo:rsid="0008c044" officeooo:paragraph-rsid="0008c044"/>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paragraph-rsid="000946a4"/>
    </style:style>
    <style:style style:name="P7" style:family="paragraph" style:parent-style-name="Table_20_Contents">
      <style:paragraph-properties fo:text-align="center" style:justify-single-word="false"/>
      <style:text-properties officeooo:rsid="000946a4" officeooo:paragraph-rsid="000946a4"/>
    </style:style>
    <style:style style:name="P8" style:family="paragraph" style:parent-style-name="Table_20_Contents">
      <style:paragraph-properties fo:text-align="center" style:justify-single-word="false"/>
      <style:text-properties officeooo:rsid="000946a4" officeooo:paragraph-rsid="00096070"/>
    </style:style>
    <style:style style:name="P9" style:family="paragraph" style:parent-style-name="Table_20_Contents">
      <style:paragraph-properties fo:text-align="center" style:justify-single-word="false"/>
      <style:text-properties style:text-underline-style="none" officeooo:paragraph-rsid="000946a4"/>
    </style:style>
    <style:style style:name="P10" style:family="paragraph" style:parent-style-name="Table_20_Contents">
      <style:paragraph-properties fo:text-align="center" style:justify-single-word="false"/>
      <style:text-properties officeooo:rsid="00096070" officeooo:paragraph-rsid="00096070"/>
    </style:style>
    <style:style style:name="P11" style:family="paragraph" style:parent-style-name="Table_20_Contents">
      <style:paragraph-properties fo:text-align="center" style:justify-single-word="false"/>
      <style:text-properties officeooo:rsid="00096070" officeooo:paragraph-rsid="000af4df"/>
    </style:style>
    <style:style style:name="P12" style:family="paragraph" style:parent-style-name="Table_20_Contents">
      <style:paragraph-properties fo:text-align="center" style:justify-single-word="false"/>
      <style:text-properties officeooo:rsid="000af4df" officeooo:paragraph-rsid="000af4df"/>
    </style:style>
    <style:style style:name="P13" style:family="paragraph" style:parent-style-name="Table_20_Contents">
      <style:paragraph-properties fo:text-align="center" style:justify-single-word="false"/>
      <style:text-properties officeooo:rsid="000c140a" officeooo:paragraph-rsid="000c140a"/>
    </style:style>
    <style:style style:name="P14" style:family="paragraph" style:parent-style-name="Table_20_Contents">
      <style:paragraph-properties fo:text-align="center" style:justify-single-word="false"/>
      <style:text-properties officeooo:rsid="000cf37c" officeooo:paragraph-rsid="000cf37c"/>
    </style:style>
    <style:style style:name="P15" style:family="paragraph" style:parent-style-name="Table_20_Contents">
      <style:paragraph-properties fo:text-align="center" style:justify-single-word="false"/>
      <style:text-properties officeooo:rsid="000de30c" officeooo:paragraph-rsid="000de30c"/>
    </style:style>
    <style:style style:name="P16" style:family="paragraph" style:parent-style-name="Table_20_Contents">
      <style:paragraph-properties fo:text-align="center" style:justify-single-word="false"/>
      <style:text-properties officeooo:rsid="000f3c8f" officeooo:paragraph-rsid="000f3c8f"/>
    </style:style>
    <style:style style:name="P17" style:family="paragraph" style:parent-style-name="Standard">
      <style:paragraph-properties fo:text-align="center" style:justify-single-word="false"/>
      <style:text-properties officeooo:paragraph-rsid="000946a4"/>
    </style:style>
    <style:style style:name="P18" style:family="paragraph" style:parent-style-name="Standard">
      <style:paragraph-properties fo:text-align="center" style:justify-single-word="false"/>
      <style:text-properties officeooo:paragraph-rsid="00096070"/>
    </style:style>
    <style:style style:name="P19" style:family="paragraph" style:parent-style-name="Standard">
      <style:paragraph-properties fo:text-align="center" style:justify-single-word="false"/>
      <style:text-properties fo:color="#000000" style:text-underline-style="none" officeooo:paragraph-rsid="00096070"/>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officeooo:paragraph-rsid="00096070"/>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center" style:justify-single-word="false"/>
      <style:text-properties officeooo:paragraph-rsid="0029d389"/>
    </style:style>
    <style:style style:name="P24" style:family="paragraph" style:parent-style-name="Text_20_body">
      <style:paragraph-properties fo:text-align="center" style:justify-single-word="false"/>
      <style:text-properties fo:font-weight="bold"/>
    </style:style>
    <style:style style:name="P25" style:family="paragraph" style:parent-style-name="Text_20_body">
      <style:paragraph-properties fo:text-align="center" style:justify-single-word="false"/>
      <style:text-properties officeooo:rsid="0029d389" officeooo:paragraph-rsid="0029d389"/>
    </style:style>
    <style:style style:name="P26" style:family="paragraph" style:parent-style-name="Table_20_Contents" style:list-style-name="L1">
      <style:paragraph-properties fo:text-align="start" style:justify-single-word="false"/>
      <style:text-properties officeooo:rsid="0008c044" officeooo:paragraph-rsid="0008c044"/>
    </style:style>
    <style:style style:name="P27" style:family="paragraph" style:parent-style-name="Table_20_Contents" style:list-style-name="L1">
      <style:paragraph-properties fo:text-align="start" style:justify-single-word="false"/>
      <style:text-properties officeooo:rsid="0008c044" officeooo:paragraph-rsid="000946a4"/>
    </style:style>
    <style:style style:name="P28" style:family="paragraph" style:parent-style-name="Table_20_Contents" style:list-style-name="L1">
      <style:paragraph-properties fo:text-align="start" style:justify-single-word="false"/>
      <style:text-properties officeooo:rsid="000946a4" officeooo:paragraph-rsid="000946a4"/>
    </style:style>
    <style:style style:name="P29" style:family="paragraph" style:parent-style-name="Table_20_Contents" style:list-style-name="L1">
      <style:paragraph-properties fo:text-align="start" style:justify-single-word="false"/>
      <style:text-properties officeooo:rsid="00096070" officeooo:paragraph-rsid="00096070"/>
    </style:style>
    <style:style style:name="P30" style:family="paragraph" style:parent-style-name="Table_20_Contents" style:list-style-name="L1">
      <style:paragraph-properties fo:text-align="start" style:justify-single-word="false"/>
      <style:text-properties officeooo:rsid="000af4df" officeooo:paragraph-rsid="000af4df"/>
    </style:style>
    <style:style style:name="P31" style:family="paragraph" style:parent-style-name="Table_20_Contents" style:list-style-name="L2">
      <style:text-properties officeooo:rsid="000c140a" officeooo:paragraph-rsid="000c140a"/>
    </style:style>
    <style:style style:name="P32" style:family="paragraph" style:parent-style-name="Table_20_Contents" style:list-style-name="L2">
      <style:text-properties officeooo:rsid="000cf37c" officeooo:paragraph-rsid="000cf37c"/>
    </style:style>
    <style:style style:name="P33" style:family="paragraph" style:parent-style-name="Table_20_Contents" style:list-style-name="L3">
      <style:text-properties officeooo:rsid="000de30c" officeooo:paragraph-rsid="000de30c"/>
    </style:style>
    <style:style style:name="P34" style:family="paragraph" style:parent-style-name="Table_20_Contents" style:list-style-name="L3">
      <style:text-properties officeooo:rsid="000f3c8f" officeooo:paragraph-rsid="000f3c8f"/>
    </style:style>
    <style:style style:name="P35" style:family="paragraph" style:parent-style-name="Table_20_Contents">
      <style:paragraph-properties fo:text-align="center" style:justify-single-word="false"/>
      <style:text-properties officeooo:rsid="000f3c8f" officeooo:paragraph-rsid="000f3c8f"/>
    </style:style>
    <style:style style:name="P36" style:family="paragraph" style:parent-style-name="Table_20_Contents">
      <style:paragraph-properties fo:text-align="center" style:justify-single-word="false"/>
      <style:text-properties officeooo:rsid="0022b2ca" officeooo:paragraph-rsid="0022b2ca"/>
    </style:style>
    <style:style style:name="P37" style:family="paragraph" style:parent-style-name="Table_20_Contents" style:list-style-name="L3">
      <style:text-properties officeooo:rsid="0022b2ca" officeooo:paragraph-rsid="0022b2ca"/>
    </style:style>
    <style:style style:name="P38" style:family="paragraph" style:parent-style-name="Table_20_Contents">
      <style:paragraph-properties fo:text-align="center" style:justify-single-word="false"/>
      <style:text-properties officeooo:rsid="00243d4f" officeooo:paragraph-rsid="00243d4f"/>
    </style:style>
    <style:style style:name="P39" style:family="paragraph" style:parent-style-name="Table_20_Contents" style:list-style-name="L3">
      <style:text-properties officeooo:rsid="00243d4f" officeooo:paragraph-rsid="00243d4f"/>
    </style:style>
    <style:style style:name="P40" style:family="paragraph" style:parent-style-name="Table_20_Contents">
      <style:paragraph-properties fo:text-align="center" style:justify-single-word="false"/>
      <style:text-properties officeooo:rsid="002616c0" officeooo:paragraph-rsid="002616c0"/>
    </style:style>
    <style:style style:name="P41" style:family="paragraph" style:parent-style-name="Table_20_Contents" style:list-style-name="L3">
      <style:text-properties officeooo:rsid="002616c0" officeooo:paragraph-rsid="002616c0"/>
    </style:style>
    <style:style style:name="P42" style:family="paragraph" style:parent-style-name="Table_20_Contents">
      <style:paragraph-properties fo:text-align="center" style:justify-single-word="false"/>
      <style:text-properties officeooo:rsid="0027d9d6" officeooo:paragraph-rsid="0027d9d6"/>
    </style:style>
    <style:style style:name="P43" style:family="paragraph" style:parent-style-name="Table_20_Contents" style:list-style-name="L3">
      <style:text-properties officeooo:rsid="0029d389" officeooo:paragraph-rsid="0029d389"/>
    </style:style>
    <style:style style:name="P44" style:family="paragraph" style:parent-style-name="Table_20_Contents">
      <style:paragraph-properties fo:text-align="center" style:justify-single-word="false"/>
      <style:text-properties officeooo:rsid="0029d389" officeooo:paragraph-rsid="0029d389"/>
    </style:style>
    <style:style style:name="P45" style:family="paragraph" style:parent-style-name="Table_20_Contents" style:list-style-name="L3">
      <style:text-properties officeooo:rsid="002ad47f" officeooo:paragraph-rsid="002ad47f"/>
    </style:style>
    <style:style style:name="T1" style:family="text">
      <style:text-properties officeooo:rsid="000946a4"/>
    </style:style>
    <style:style style:name="T2" style:family="text">
      <style:text-properties style:text-underline-style="none"/>
    </style:style>
    <style:style style:name="T3" style:family="text">
      <style:text-properties fo:color="#000000" style:text-underline-style="none"/>
    </style:style>
    <style:style style:name="T4" style:family="text">
      <style:text-properties officeooo:rsid="00096070"/>
    </style:style>
    <style:style style:name="T5" style:family="text">
      <style:text-properties officeooo:rsid="000af4df"/>
    </style:style>
    <style:style style:name="T6" style:family="text">
      <style:text-properties officeooo:rsid="000de30c"/>
    </style:style>
    <style:style style:name="T7" style:family="text">
      <style:text-properties fo:font-weight="bold"/>
    </style:style>
    <style:style style:name="T8" style:family="text">
      <style:text-properties officeooo:rsid="00243d4f"/>
    </style:style>
    <style:style style:name="T9" style:family="text">
      <style:text-properties officeooo:rsid="0029d38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column table:style-name="Table1.D"/>
        <table:table-row>
          <table:table-cell table:style-name="Table1.A1" office:value-type="string">
            <text:p text:style-name="P2">GENERIC NAME</text:p>
          </table:table-cell>
          <table:table-cell table:style-name="Table1.A1" office:value-type="string">
            <text:p text:style-name="P2">BRAND NAME</text:p>
          </table:table-cell>
          <table:table-cell table:style-name="Table1.A1" office:value-type="string">
            <text:p text:style-name="P1">DESCRIPTION</text:p>
          </table:table-cell>
          <table:table-cell table:style-name="Table1.D1" office:value-type="string">
            <text:p text:style-name="P1">PRICE<text:span text:style-name="T1">(not fix)</text:span></text:p>
          </table:table-cell>
        </table:table-row>
        <table:table-row>
          <table:table-cell table:style-name="Table1.A2" office:value-type="string">
            <text:p text:style-name="P3">AMBROXOL 15mg <text:span text:style-name="T1">Syrup</text:span></text:p>
          </table:table-cell>
          <table:table-cell table:style-name="Table1.A2" office:value-type="string">
            <text:list xml:id="list8227807286378410962" text:style-name="L1">
              <text:list-item>
                <text:p text:style-name="P26">Mucosolvan</text:p>
              </text:list-item>
              <text:list-item>
                <text:p text:style-name="P26">Ambrolex</text:p>
              </text:list-item>
              <text:list-item>
                <text:p text:style-name="P26">Zobrixol</text:p>
              </text:list-item>
            </text:list>
          </table:table-cell>
          <table:table-cell table:style-name="Table1.A2" office:value-type="string">
            <text:p text:style-name="P5">Ambroxol is a clinically proven systemically active mucolytic agent. When administered orally onset of action occurs after about 30 minutes. The breakdown of acid mucopolysaccharide fibers makes the sputum thinner and less viscous and therefore more easily removed by coughing. Although sputum volume eventually decreases, its viscosity remains low for as long as treatment is maintained.</text:p>
          </table:table-cell>
          <table:table-cell table:style-name="Table1.D2" office:value-type="string">
            <text:p text:style-name="P4">30.00 php</text:p>
          </table:table-cell>
        </table:table-row>
        <table:table-row>
          <table:table-cell table:style-name="Table1.A2" office:value-type="string">
            <text:p text:style-name="P7">AMBROXOL 30mg Syrup </text:p>
          </table:table-cell>
          <table:table-cell table:style-name="Table1.A2" office:value-type="string">
            <text:list xml:id="list24817372759857" text:continue-numbering="true" text:style-name="L1">
              <text:list-item>
                <text:p text:style-name="P26">Mucosolvan</text:p>
              </text:list-item>
              <text:list-item>
                <text:p text:style-name="P26">Ambrolex</text:p>
              </text:list-item>
              <text:list-item>
                <text:p text:style-name="P26">Zobrixol</text:p>
              </text:list-item>
            </text:list>
          </table:table-cell>
          <table:table-cell table:style-name="Table1.A2" office:value-type="string">
            <text:p text:style-name="P6"/>
          </table:table-cell>
          <table:table-cell table:style-name="Table1.D2" office:value-type="string">
            <text:p text:style-name="P7">35.50 php</text:p>
          </table:table-cell>
        </table:table-row>
        <table:table-row>
          <table:table-cell table:style-name="Table1.A2" office:value-type="string">
            <text:p text:style-name="P7">AMBROXOL 30mg Tablet</text:p>
          </table:table-cell>
          <table:table-cell table:style-name="Table1.A2" office:value-type="string">
            <text:list xml:id="list24817904471444" text:continue-numbering="true" text:style-name="L1">
              <text:list-item>
                <text:p text:style-name="P27">Mucosolvan</text:p>
              </text:list-item>
              <text:list-item>
                <text:p text:style-name="P27">Ambrolex</text:p>
              </text:list-item>
              <text:list-item>
                <text:p text:style-name="P27">Zobrixol</text:p>
              </text:list-item>
            </text:list>
          </table:table-cell>
          <table:table-cell table:style-name="Table1.A2" office:value-type="string">
            <text:p text:style-name="P6"/>
          </table:table-cell>
          <table:table-cell table:style-name="Table1.D2" office:value-type="string">
            <text:p text:style-name="P7">1.25 php</text:p>
            <text:p text:style-name="P7"/>
          </table:table-cell>
        </table:table-row>
        <table:table-row>
          <table:table-cell table:style-name="Table1.A2" office:value-type="string">
            <text:p text:style-name="P7">CARBOCISTEINE 500mg Capsul</text:p>
          </table:table-cell>
          <table:table-cell table:style-name="Table1.A2" office:value-type="string">
            <text:list xml:id="list24817840607975" text:continue-numbering="true" text:style-name="L1">
              <text:list-item>
                <text:p text:style-name="P28">Loviscol</text:p>
              </text:list-item>
              <text:list-item>
                <text:p text:style-name="P28">Solmux</text:p>
              </text:list-item>
              <text:list-item>
                <text:p text:style-name="P28">Phlegmol</text:p>
              </text:list-item>
            </text:list>
          </table:table-cell>
          <table:table-cell table:style-name="Table1.A2" office:value-type="string">
            <text:p text:style-name="P17"><text:span text:style-name="T2">A mucolytic that reduces the viscosity of </text:span><text:a xlink:type="simple" xlink:href="http://www.yourdictionary.com/sputum" text:style-name="Internet_20_link" text:visited-style-name="Visited_20_Internet_20_Link"><text:span text:style-name="T3">sputum</text:span></text:a></text:p>
            <text:p text:style-name="P9"/>
          </table:table-cell>
          <table:table-cell table:style-name="Table1.D2" office:value-type="string">
            <text:p text:style-name="P10">2.75 php</text:p>
          </table:table-cell>
        </table:table-row>
        <table:table-row>
          <table:table-cell table:style-name="Table1.A2" office:value-type="string">
            <text:p text:style-name="P8">CARBOCISTEINE <text:span text:style-name="T4">250mg Syrup</text:span></text:p>
          </table:table-cell>
          <table:table-cell table:style-name="Table1.A2" office:value-type="string">
            <text:list xml:id="list24818286883126" text:continue-numbering="true" text:style-name="L1">
              <text:list-item>
                <text:p text:style-name="P29">Loviscol</text:p>
              </text:list-item>
              <text:list-item>
                <text:p text:style-name="P29">Solmux</text:p>
              </text:list-item>
              <text:list-item>
                <text:p text:style-name="P29">Carbosol</text:p>
              </text:list-item>
            </text:list>
          </table:table-cell>
          <table:table-cell table:style-name="Table1.A2" office:value-type="string">
            <text:p text:style-name="P19"/>
          </table:table-cell>
          <table:table-cell table:style-name="Table1.D2" office:value-type="string">
            <text:p text:style-name="P10">39.50</text:p>
          </table:table-cell>
        </table:table-row>
        <table:table-row>
          <table:table-cell table:style-name="Table1.A2" office:value-type="string">
            <text:p text:style-name="P10">GUIAFENESIN 100mg Syrup</text:p>
          </table:table-cell>
          <table:table-cell table:style-name="Table1.A2" office:value-type="string">
            <text:list xml:id="list24817742713062" text:continue-numbering="true" text:style-name="L1">
              <text:list-item>
                <text:p text:style-name="P29">Robitussin</text:p>
              </text:list-item>
              <text:list-item>
                <text:p text:style-name="P29">Benadryl Exp</text:p>
              </text:list-item>
              <text:list-item>
                <text:p text:style-name="P29">Transpulmin-G</text:p>
              </text:list-item>
            </text:list>
          </table:table-cell>
          <table:table-cell table:style-name="Table1.A2" office:value-type="string">
            <text:p text:style-name="P18"><text:span text:style-name="T4">A</text:span>n expectorant used in cough syrups and sometimes for pain relief from fibromyalgia.</text:p>
          </table:table-cell>
          <table:table-cell table:style-name="Table1.D2" office:value-type="string">
            <text:p text:style-name="P10">26.75</text:p>
          </table:table-cell>
        </table:table-row>
        <table:table-row>
          <table:table-cell table:style-name="Table1.A2" office:value-type="string">
            <text:p text:style-name="P10">PHENYL+PARA+CPM Tab (COLDZEP)</text:p>
          </table:table-cell>
          <table:table-cell table:style-name="Table1.A2" office:value-type="string">
            <text:list xml:id="list24816838573259" text:continue-numbering="true" text:style-name="L1">
              <text:list-item>
                <text:p text:style-name="P29">Neozep</text:p>
              </text:list-item>
              <text:list-item>
                <text:p text:style-name="P29">Decolgen Forte</text:p>
              </text:list-item>
              <text:list-item>
                <text:p text:style-name="P29">Nafarin-A</text:p>
              </text:list-item>
            </text:list>
          </table:table-cell>
          <table:table-cell table:style-name="Table1.A2" office:value-type="string">
            <text:p text:style-name="P18"><text:span text:style-name="T5">F</text:span>or relief of  symptoms associated with common colds such as headache, allergic rhinitis and sinusitis.</text:p>
          </table:table-cell>
          <table:table-cell table:style-name="Table1.D2" office:value-type="string">
            <text:p text:style-name="P12">3.50</text:p>
          </table:table-cell>
        </table:table-row>
        <table:table-row>
          <table:table-cell table:style-name="Table1.A2" office:value-type="string">
            <text:p text:style-name="P11">PHENYL+PARA+<text:span text:style-name="T5">DEX</text:span><text:soft-page-break/><text:span text:style-name="T5">TRO Tablet</text:span></text:p>
          </table:table-cell>
          <table:table-cell table:style-name="Table1.A2" office:value-type="string">
            <text:list xml:id="list24816963030238" text:continue-numbering="true" text:style-name="L1">
              <text:list-item>
                <text:p text:style-name="P30">Tuseran</text:p>
              </text:list-item>
            </text:list>
          </table:table-cell>
          <table:table-cell table:style-name="Table1.A2" office:value-type="string">
            <text:p text:style-name="P18"><text:span text:style-name="T5">R</text:span>elief of nonstop cough, <text:soft-page-break/>nasal congestion, pain fever and other symptoms associated with the common cold and other uncomplicated respiratory tract infections.</text:p>
          </table:table-cell>
          <table:table-cell table:style-name="Table1.D2" office:value-type="string">
            <text:p text:style-name="P12">7.50</text:p>
          </table:table-cell>
        </table:table-row>
        <table:table-row>
          <table:table-cell table:style-name="Table1.A2" office:value-type="string">
            <text:p text:style-name="P12">PHENYL 60ml Syrup</text:p>
          </table:table-cell>
          <table:table-cell table:style-name="Table1.A2" office:value-type="string">
            <text:list xml:id="list24818259565743" text:continue-numbering="true" text:style-name="L1">
              <text:list-item>
                <text:p text:style-name="P30">Disudrin</text:p>
              </text:list-item>
              <text:list-item>
                <text:p text:style-name="P30">Decolgen</text:p>
              </text:list-item>
              <text:list-item>
                <text:p text:style-name="P30">Dimetapp</text:p>
              </text:list-item>
            </text:list>
          </table:table-cell>
          <table:table-cell table:style-name="Table1.A2" office:value-type="string">
            <text:p text:style-name="P21">Brompheniramine is an antihistamine that reduces the effects of natural chemical histamine in the body. Histamine can produce symptoms of sneezing, itching, watery eyes, and runny nose.</text:p>
            <text:p text:style-name="Text_20_body">Phenylephrine is a decongestant that shrinks blood vessels in the nasal passages. Dilated blood vessels can cause nasal congestion (stuffy nose).</text:p>
            <text:p text:style-name="Text_20_body">Brompheniramine and phenylephrine is a combination medicine used to treat symptoms of the common cold or seasonal allergies, including sneezing, runny or stuffy nose, and itchy, watery eyes.</text:p>
            <text:p text:style-name="P18"/>
          </table:table-cell>
          <table:table-cell table:style-name="Table1.D2" office:value-type="string">
            <text:p text:style-name="P13">39.50</text:p>
          </table:table-cell>
        </table:table-row>
        <table:table-row>
          <table:table-cell table:style-name="Table1.A2" office:value-type="string">
            <text:p text:style-name="P13">MEFENAMIC ACID 250mg Capsul</text:p>
          </table:table-cell>
          <table:table-cell table:style-name="Table1.A2" office:value-type="string">
            <text:list xml:id="list1646430365209630215" text:style-name="L2">
              <text:list-item>
                <text:p text:style-name="P31">Ponstan</text:p>
              </text:list-item>
              <text:list-item>
                <text:p text:style-name="P31">Gardan</text:p>
              </text:list-item>
              <text:list-item>
                <text:p text:style-name="P31">Dolfenal</text:p>
              </text:list-item>
            </text:list>
          </table:table-cell>
          <table:table-cell table:style-name="Table1.A2" office:value-type="string">
            <text:p text:style-name="P20">Mefenamic acid is a nonsteroidal anti-inflammatory drug (NSAID). Mefenamic acid works by reducing hormones that cause inflammation and pain <text:soft-page-break/>in the body.</text:p>
            <text:p text:style-name="Text_20_body">Mefenamic acid is used short-term (7 days or less) to treat mild to moderate pain in adults and children who are at least 14 years old. Mefenamic acid is also used to treat menstrual pain.</text:p>
            <text:p text:style-name="Text_20_body">Mefenamic acid may also be used for purposes not listed in this medication guide.</text:p>
            <text:p text:style-name="P5"/>
          </table:table-cell>
          <table:table-cell table:style-name="Table1.D2" office:value-type="string">
            <text:p text:style-name="P14">1.50 php</text:p>
          </table:table-cell>
        </table:table-row>
        <table:table-row>
          <table:table-cell table:style-name="Table1.A2" office:value-type="string">
            <text:p text:style-name="P14">MEFENAMIC ACID 500mg Capsul</text:p>
          </table:table-cell>
          <table:table-cell table:style-name="Table1.A2" office:value-type="string">
            <text:list xml:id="list24817402061591" text:continue-numbering="true" text:style-name="L2">
              <text:list-item>
                <text:p text:style-name="P32">Ponstan</text:p>
              </text:list-item>
              <text:list-item>
                <text:p text:style-name="P32">Gardan</text:p>
              </text:list-item>
              <text:list-item>
                <text:p text:style-name="P32">Dolfenal</text:p>
              </text:list-item>
            </text:list>
          </table:table-cell>
          <table:table-cell table:style-name="Table1.A2" office:value-type="string">
            <text:p text:style-name="P5"/>
          </table:table-cell>
          <table:table-cell table:style-name="Table1.D2" office:value-type="string">
            <text:p text:style-name="P14">2.00 php</text:p>
          </table:table-cell>
        </table:table-row>
        <table:table-row>
          <table:table-cell table:style-name="Table1.A2" office:value-type="string">
            <text:p text:style-name="P14">PARACETAMOL 250mg Syrup</text:p>
          </table:table-cell>
          <table:table-cell table:style-name="Table1.A2" office:value-type="string">
            <text:list xml:id="list24817930074520" text:continue-numbering="true" text:style-name="L2">
              <text:list-item>
                <text:p text:style-name="P32">Tempra Forte</text:p>
              </text:list-item>
              <text:list-item>
                <text:p text:style-name="P32">Biogesic</text:p>
              </text:list-item>
              <text:list-item>
                <text:p text:style-name="P32">Calpol</text:p>
              </text:list-item>
            </text:list>
          </table:table-cell>
          <table:table-cell table:style-name="Table1.A2" office:value-type="string">
            <text:p text:style-name="P20">Paracetamol (acetaminophen) is a pain reliever and a fever reducer. The exact mechanism of action of is not known.</text:p>
            <text:p text:style-name="Text_20_body">Paracetamol is used to treat many conditions such as headache, muscle aches, arthritis, backache, toothaches, colds, and fevers. It relieves pain in mild arthritis but has no effect on the underlying inflammation and swelling of the joint.</text:p>
          </table:table-cell>
          <table:table-cell table:style-name="Table1.D2" office:value-type="string">
            <text:p text:style-name="P14">30.00 php</text:p>
          </table:table-cell>
        </table:table-row>
        <table:table-row>
          <table:table-cell table:style-name="Table1.A2" office:value-type="string">
            <text:p text:style-name="P14">PARACETAMOL 500mg Tablet</text:p>
          </table:table-cell>
          <table:table-cell table:style-name="Table1.A2" office:value-type="string">
            <text:list xml:id="list24817941760770" text:continue-numbering="true" text:style-name="L2">
              <text:list-item>
                <text:p text:style-name="P32">Tempra Forte</text:p>
              </text:list-item>
              <text:list-item>
                <text:p text:style-name="P32">Biogesic</text:p>
              </text:list-item>
              <text:list-item>
                <text:p text:style-name="P32">Calpol</text:p>
              </text:list-item>
            </text:list>
          </table:table-cell>
          <table:table-cell table:style-name="Table1.A2" office:value-type="string">
            <text:p text:style-name="P20"/>
          </table:table-cell>
          <table:table-cell table:style-name="Table1.D2" office:value-type="string">
            <text:p text:style-name="P14">0.75 <text:span text:style-name="T6">php</text:span></text:p>
          </table:table-cell>
        </table:table-row>
        <text:soft-page-break/>
        <table:table-row>
          <table:table-cell table:style-name="Table1.A2" office:value-type="string">
            <text:p text:style-name="P14">PARACETAMOL+IBUP Capsul (ENERLAX)</text:p>
          </table:table-cell>
          <table:table-cell table:style-name="Table1.A2" office:value-type="string">
            <text:list xml:id="list24818099173995" text:continue-numbering="true" text:style-name="L2">
              <text:list-item>
                <text:p text:style-name="P32">Alaxan FR</text:p>
              </text:list-item>
              <text:list-item>
                <text:p text:style-name="P32">Restolax</text:p>
              </text:list-item>
              <text:list-item>
                <text:p text:style-name="P32">Muskelox</text:p>
              </text:list-item>
            </text:list>
          </table:table-cell>
          <table:table-cell table:style-name="Table1.A2" office:value-type="string">
            <text:p text:style-name="P20">Ibuprofen + Paracetamol <text:span text:style-name="T6">i</text:span>s used for the relief of mild to moderately severe pain of muscoskeletal origin such as muscle pain (myalgia), arthritis sprain, strain, backache and stiff neck <text:span text:style-name="T6">and </text:span>also used for the relief of tension headache, dysmenorrhea, toothache, pain after tooth extraction and minor surgical operations. </text:p>
          </table:table-cell>
          <table:table-cell table:style-name="Table1.D2" office:value-type="string">
            <text:p text:style-name="P15">2.75 php</text:p>
          </table:table-cell>
        </table:table-row>
        <table:table-row>
          <table:table-cell table:style-name="Table1.A2" office:value-type="string">
            <text:p text:style-name="P15">SALBUTAMOL 2mg Syrup</text:p>
          </table:table-cell>
          <table:table-cell table:style-name="Table1.A2" office:value-type="string">
            <text:list xml:id="list8920431687154704797" text:style-name="L3">
              <text:list-item>
                <text:p text:style-name="P33">Ventolin</text:p>
              </text:list-item>
              <text:list-item>
                <text:p text:style-name="P33">Asfrenon</text:p>
              </text:list-item>
              <text:list-item>
                <text:p text:style-name="P33">Librentin</text:p>
              </text:list-item>
            </text:list>
          </table:table-cell>
          <table:table-cell table:style-name="Table1.A2" office:value-type="string">
            <text:p text:style-name="P20"><text:span text:style-name="T7">Salbutamol</text:span>, also known as <text:span text:style-name="T7">albuterol</text:span> and marketed as <text:span text:style-name="T7">Ventolin</text:span> among other names, is a medication that opens up the medium and large airways in the lungs. It is used to treat asthma including asthma attacks, exercise-induced bronchoconstriction, and chronic obstructive pulmonary disease. It may also be used to treat high blood potassium levels. Salbutamol is usually used with an inhaler or nebulizer but is also available as a pill and intravenous solution. Onset of action of the inhaled version is typically within 15 <text:soft-page-break/>minutes and lasts for two to six hours.</text:p>
            <text:p text:style-name="P5"/>
          </table:table-cell>
          <table:table-cell table:style-name="Table1.D2" office:value-type="string">
            <text:p text:style-name="P15">28.00 php</text:p>
          </table:table-cell>
        </table:table-row>
        <table:table-row>
          <table:table-cell table:style-name="Table1.A2" office:value-type="string">
            <text:p text:style-name="P15">SALBUTAMOL 2mg Tablet</text:p>
          </table:table-cell>
          <table:table-cell table:style-name="Table1.A2" office:value-type="string">
            <text:list xml:id="list24816975430246" text:continue-numbering="true" text:style-name="L3">
              <text:list-item>
                <text:p text:style-name="P33">Ventolin</text:p>
              </text:list-item>
              <text:list-item>
                <text:p text:style-name="P33">Asfrenon</text:p>
              </text:list-item>
              <text:list-item>
                <text:p text:style-name="P33">Asmalin</text:p>
              </text:list-item>
            </text:list>
          </table:table-cell>
          <table:table-cell table:style-name="Table1.A2" office:value-type="string">
            <text:p text:style-name="P5"/>
          </table:table-cell>
          <table:table-cell table:style-name="Table1.D2" office:value-type="string">
            <text:p text:style-name="P15">0.75 php</text:p>
          </table:table-cell>
        </table:table-row>
        <table:table-row>
          <table:table-cell table:style-name="Table1.A2" office:value-type="string">
            <text:p text:style-name="P15">SALBUTAMOL Nebules</text:p>
          </table:table-cell>
          <table:table-cell table:style-name="Table1.A2" office:value-type="string">
            <text:list xml:id="list24817319965587" text:continue-numbering="true" text:style-name="L3">
              <text:list-item>
                <text:p text:style-name="P33">Asmalin</text:p>
              </text:list-item>
              <text:list-item>
                <text:p text:style-name="P33">Ventolin Nebules</text:p>
              </text:list-item>
            </text:list>
          </table:table-cell>
          <table:table-cell table:style-name="Table1.A2" office:value-type="string">
            <text:p text:style-name="P5"/>
          </table:table-cell>
          <table:table-cell table:style-name="Table1.D2" office:value-type="string">
            <text:p text:style-name="P15">8.50 php</text:p>
          </table:table-cell>
        </table:table-row>
        <table:table-row>
          <table:table-cell table:style-name="Table1.A2" office:value-type="string">
            <text:p text:style-name="P16">SALBU + GUIAFENESIN 100ml Syrup</text:p>
          </table:table-cell>
          <table:table-cell table:style-name="Table1.A2" office:value-type="string">
            <text:list xml:id="list24817553650467" text:continue-numbering="true" text:style-name="L3">
              <text:list-item>
                <text:p text:style-name="P34">Ventolin Expectorant</text:p>
              </text:list-item>
              <text:list-item>
                <text:p text:style-name="P34">Pulmovent</text:p>
              </text:list-item>
            </text:list>
          </table:table-cell>
          <table:table-cell table:style-name="Table1.A2" office:value-type="string">
            <text:p text:style-name="P5"/>
          </table:table-cell>
          <table:table-cell table:style-name="Table1.D2" office:value-type="string">
            <text:p text:style-name="P16">34.25 php</text:p>
          </table:table-cell>
        </table:table-row>
        <table:table-row>
          <table:table-cell table:style-name="Table1.A2" office:value-type="string">
            <text:p text:style-name="P36">SERTRALINE</text:p>
          </table:table-cell>
          <table:table-cell table:style-name="Table1.A2" office:value-type="string">
            <text:list xml:id="list24818258340378" text:continue-numbering="true" text:style-name="L3">
              <text:list-item>
                <text:p text:style-name="P37">Zoloft</text:p>
              </text:list-item>
            </text:list>
          </table:table-cell>
          <table:table-cell table:style-name="Table1.A2" office:value-type="string">
            <text:p text:style-name="P20">Sertraline is an antidepressant in a group of drugs called selective serotonin reuptake inhibitors. Sertraline affects chemicals in the brain that may be unbalanced in people with depression, panic, anxiety, or obsessive-compulsive symptoms.</text:p>
            <text:p text:style-name="Text_20_body">Sertraline is used to treat depression, obsessive-compulsive disorder, panic disorder, anxiety disorders, post-traumatic stress disorder, and premenstrual dysphoric disorder.</text:p>
          </table:table-cell>
          <table:table-cell table:style-name="Table1.D2" office:value-type="string">
            <text:p text:style-name="P16"/>
          </table:table-cell>
        </table:table-row>
        <table:table-row>
          <table:table-cell table:style-name="Table1.A2" office:value-type="string">
            <text:p text:style-name="P36">ALPRAZOLAM</text:p>
          </table:table-cell>
          <table:table-cell table:style-name="Table1.A2" office:value-type="string">
            <text:list xml:id="list24818231174147" text:continue-numbering="true" text:style-name="L3">
              <text:list-item>
                <text:p text:style-name="P37">Niravan</text:p>
              </text:list-item>
              <text:list-item>
                <text:p text:style-name="P37">Xanax</text:p>
              </text:list-item>
              <text:list-item>
                <text:p text:style-name="P37">Xanax XR</text:p>
              </text:list-item>
            </text:list>
          </table:table-cell>
          <table:table-cell table:style-name="Table1.A2" office:value-type="string">
            <text:p text:style-name="P20">Alprazolam is a benzodiazepine. It affects chemicals in the brain that may be unbalanced in people with anxiety.</text:p>
            <text:p text:style-name="Text_20_body"><text:soft-page-break/>Alprazolam is used to treat anxiety disorders, panic disorders, and anxiety caused by depression.</text:p>
            <text:p text:style-name="Text_20_body">Alprazolam may also be used for purposes not listed in this medication guide.</text:p>
          </table:table-cell>
          <table:table-cell table:style-name="Table1.D2" office:value-type="string">
            <text:p text:style-name="P16"/>
          </table:table-cell>
        </table:table-row>
        <table:table-row>
          <table:table-cell table:style-name="Table1.A2" office:value-type="string">
            <text:p text:style-name="P38">BUPROPION</text:p>
          </table:table-cell>
          <table:table-cell table:style-name="Table1.A2" office:value-type="string">
            <text:list xml:id="list24818362767054" text:continue-numbering="true" text:style-name="L3">
              <text:list-item>
                <text:p text:style-name="P39">Aplenzin</text:p>
              </text:list-item>
              <text:list-item>
                <text:p text:style-name="P39">Buproban</text:p>
              </text:list-item>
              <text:list-item>
                <text:p text:style-name="P39">Forfivo XL</text:p>
              </text:list-item>
              <text:list-item>
                <text:p text:style-name="P39">Wellbutrin SR</text:p>
              </text:list-item>
              <text:list-item>
                <text:p text:style-name="P39">Wellbuutrin XL</text:p>
              </text:list-item>
              <text:list-item>
                <text:p text:style-name="P39">Zyban</text:p>
              </text:list-item>
              <text:list-item>
                <text:p text:style-name="P39">Zyban Advantage Pack</text:p>
              </text:list-item>
              <text:list-item>
                <text:p text:style-name="P39">Budeprion XL</text:p>
              </text:list-item>
            </text:list>
          </table:table-cell>
          <table:table-cell table:style-name="Table1.A2" office:value-type="string">
            <text:p text:style-name="P20">Bupropion is an antidepressant medication used to treat major depressive disorder and seasonal affective disorder. The Zyban brand of bupropion is used to help people stop smoking by reducing cravings and other withdrawal effects.</text:p>
            <text:p text:style-name="Text_20_body">Bupropion may also be used for purposes not listed in this medication guide.</text:p>
            <text:p text:style-name="P20"/>
          </table:table-cell>
          <table:table-cell table:style-name="Table1.D2" office:value-type="string">
            <text:p text:style-name="P16"/>
          </table:table-cell>
        </table:table-row>
        <table:table-row>
          <table:table-cell table:style-name="Table1.A2" office:value-type="string">
            <text:p text:style-name="P38">SILDENAFIL</text:p>
          </table:table-cell>
          <table:table-cell table:style-name="Table1.A2" office:value-type="string">
            <text:list xml:id="list24817090938325" text:continue-numbering="true" text:style-name="L3">
              <text:list-item>
                <text:p text:style-name="P39">Revatio</text:p>
              </text:list-item>
              <text:list-item>
                <text:p text:style-name="P39">Viagra</text:p>
              </text:list-item>
            </text:list>
          </table:table-cell>
          <table:table-cell table:style-name="Table1.A2" office:value-type="string">
            <text:p text:style-name="P20">Sildenafil relaxes muscles found in the walls of blood vessels and increases blood flow to particular areas of the body.</text:p>
            <text:p text:style-name="Text_20_body">S<text:span text:style-name="T8">il</text:span>denafil under the name Viagra is used to treat erectile dysfunction in men.</text:p>
            <text:p text:style-name="Text_20_body">Another brand of <text:soft-page-break/>sildenafil is Revatio, which is used to treat pulmonary arterial hypertension and improve exercise capacity in men and women.</text:p>
            <text:p text:style-name="P24">Do not take Viagra while also taking Revatio, unless your doctor tells you to.</text:p>
          </table:table-cell>
          <table:table-cell table:style-name="Table1.D2" office:value-type="string">
            <text:p text:style-name="P16"/>
          </table:table-cell>
        </table:table-row>
        <table:table-row>
          <table:table-cell table:style-name="Table1.A2" office:value-type="string">
            <text:p text:style-name="P38">TRAZODONE</text:p>
          </table:table-cell>
          <table:table-cell table:style-name="Table1.A2" office:value-type="string">
            <text:list xml:id="list24817373209738" text:continue-numbering="true" text:style-name="L3">
              <text:list-item>
                <text:p text:style-name="P39">Oleptro</text:p>
              </text:list-item>
              <text:list-item>
                <text:p text:style-name="P39">Desyrel</text:p>
              </text:list-item>
              <text:list-item>
                <text:p text:style-name="P39">Desyrel Dividose</text:p>
              </text:list-item>
            </text:list>
          </table:table-cell>
          <table:table-cell table:style-name="Table1.A2" office:value-type="string">
            <text:p text:style-name="P20">Trazodone is an antidepressant medicine. It affects chemicals in the brain that may be unbalanced in people with depression.</text:p>
            <text:p text:style-name="Text_20_body">Trazodone is used to treat major depressive disorder.</text:p>
            <text:p text:style-name="Text_20_body">Trazodone may also be used for purposes not listed in this medication guide.</text:p>
          </table:table-cell>
          <table:table-cell table:style-name="Table1.D2" office:value-type="string">
            <text:p text:style-name="P16"/>
          </table:table-cell>
        </table:table-row>
        <table:table-row>
          <table:table-cell table:style-name="Table1.A2" office:value-type="string">
            <text:p text:style-name="P38">TRAMADOL</text:p>
          </table:table-cell>
          <table:table-cell table:style-name="Table1.A2" office:value-type="string">
            <text:list xml:id="list24816810930011" text:continue-numbering="true" text:style-name="L3">
              <text:list-item>
                <text:p text:style-name="P39">ConZip</text:p>
              </text:list-item>
              <text:list-item>
                <text:p text:style-name="P39">Ultram</text:p>
              </text:list-item>
            </text:list>
          </table:table-cell>
          <table:table-cell table:style-name="Table1.A2" office:value-type="string">
            <text:p text:style-name="P20">Tramadol is a narcotic-like pain reliever.</text:p>
            <text:p text:style-name="Text_20_body">Tramadol is used to treat moderate to severe pain.</text:p>
            <text:p text:style-name="Text_20_body">The <text:span text:style-name="T7">extended-release form</text:span> of tramadol is for around-the-clock treatment of pain. This form of tramadol is <text:span text:style-name="T7">not</text:span> for use on an as-needed basis for pain.</text:p>
          </table:table-cell>
          <table:table-cell table:style-name="Table1.D2" office:value-type="string">
            <text:p text:style-name="P16"/>
          </table:table-cell>
        </table:table-row>
        <table:table-row>
          <table:table-cell table:style-name="Table1.A2" office:value-type="string">
            <text:p text:style-name="P38">PREDNISONE</text:p>
          </table:table-cell>
          <table:table-cell table:style-name="Table1.A2" office:value-type="string">
            <text:list xml:id="list24817232520434" text:continue-numbering="true" text:style-name="L3">
              <text:list-item>
                <text:p text:style-name="P39">Rayos</text:p>
              </text:list-item>
              <text:list-item>
                <text:p text:style-name="P39"><text:soft-page-break/>Sterapred</text:p>
              </text:list-item>
            </text:list>
          </table:table-cell>
          <table:table-cell table:style-name="Table1.A2" office:value-type="string">
            <text:p text:style-name="P20">Prednisone is a <text:soft-page-break/>corticosteroid. It prevents the release of substances in the body that cause inflammation. It also suppresses the immune system.</text:p>
            <text:p text:style-name="Text_20_body">Prednisone is used as an anti-inflammatory or an immunosuppressant medication. Prednisone treats many different conditions such as allergic disorders, skin conditions, ulcerative colitis, arthritis, lupus, psoriasis, or breathing disorders.</text:p>
          </table:table-cell>
          <table:table-cell table:style-name="Table1.D2" office:value-type="string">
            <text:p text:style-name="P16"/>
          </table:table-cell>
        </table:table-row>
        <table:table-row>
          <table:table-cell table:style-name="Table1.A2" office:value-type="string">
            <text:p text:style-name="P40">PANTOPRAZOLE</text:p>
          </table:table-cell>
          <table:table-cell table:style-name="Table1.A2" office:value-type="string">
            <text:list xml:id="list24817981450937" text:continue-numbering="true" text:style-name="L3">
              <text:list-item>
                <text:p text:style-name="P41">Protonix</text:p>
              </text:list-item>
              <text:list-item>
                <text:p text:style-name="P41">Protonix IV</text:p>
              </text:list-item>
            </text:list>
          </table:table-cell>
          <table:table-cell table:style-name="Table1.A2" office:value-type="string">
            <text:p text:style-name="P20">Pantoprazole is a proton pump inhibitor that decreases the amount of acid produced in the stomach.</text:p>
            <text:p text:style-name="Text_20_body">Pantoprazole is used to treat erosive esophagitis, and other conditions involving excess stomach acid such as Zollinger-Ellison syndrome.</text:p>
            <text:p text:style-name="Text_20_body">Pantoprazole is not for immediate relief of heartburn symptoms.</text:p>
          </table:table-cell>
          <table:table-cell table:style-name="Table1.D2" office:value-type="string">
            <text:p text:style-name="P16"/>
          </table:table-cell>
        </table:table-row>
        <table:table-row>
          <table:table-cell table:style-name="Table1.A2" office:value-type="string">
            <text:p text:style-name="P42">OXYCODOME</text:p>
          </table:table-cell>
          <table:table-cell table:style-name="Table1.A2" office:value-type="string">
            <text:list xml:id="list24818024394357" text:continue-numbering="true" text:style-name="L3">
              <text:list-item>
                <text:p text:style-name="P43">Oxaydo</text:p>
              </text:list-item>
              <text:list-item>
                <text:p text:style-name="P43">OxyCONTIN</text:p>
              </text:list-item>
              <text:list-item>
                <text:p text:style-name="P43">Oxyfast</text:p>
              </text:list-item>
              <text:list-item>
                <text:p text:style-name="P43">Roxicodone</text:p>
              </text:list-item>
              <text:list-item>
                <text:p text:style-name="P43">Xtampza ER</text:p>
              </text:list-item>
            </text:list>
          </table:table-cell>
          <table:table-cell table:style-name="Table1.A2" office:value-type="string">
            <text:p text:style-name="P20">Oxycodone is an opioid pain medication. An opioid is sometimes called a narcotic.</text:p>
            <text:p text:style-name="Text_20_body">Oxycodone is used to <text:soft-page-break/>treat moderate to severe pain.</text:p>
            <text:p text:style-name="Text_20_body">The <text:span text:style-name="T7">extended-release form</text:span> of this medicine is for around-the-clock treatment of pain. This form of oxycodone is <text:span text:style-name="T7">not</text:span> for use on an as-needed basis for pain.</text:p>
          </table:table-cell>
          <table:table-cell table:style-name="Table1.D2" office:value-type="string">
            <text:p text:style-name="P16"/>
          </table:table-cell>
        </table:table-row>
        <table:table-row>
          <table:table-cell table:style-name="Table1.A2" office:value-type="string">
            <text:p text:style-name="P44">OMEPRAZOLE</text:p>
          </table:table-cell>
          <table:table-cell table:style-name="Table1.A2" office:value-type="string">
            <text:list xml:id="list24817981734588" text:continue-numbering="true" text:style-name="L3">
              <text:list-item>
                <text:p text:style-name="P43">FIRST Omeprazole</text:p>
              </text:list-item>
              <text:list-item>
                <text:p text:style-name="P43">PriLOSEC</text:p>
              </text:list-item>
              <text:list-item>
                <text:p text:style-name="P43">PriLOSEC OTC</text:p>
              </text:list-item>
              <text:list-item>
                <text:p text:style-name="P43">Zegerid (Original Formulation)</text:p>
              </text:list-item>
            </text:list>
          </table:table-cell>
          <table:table-cell table:style-name="Table1.A2" office:value-type="string">
            <text:p text:style-name="P20">Omeprazole belongs to group of drugs called proton pump inhibitors. It decreases the amount of acid produced in the stomach.</text:p>
            <text:p text:style-name="Text_20_body">Omeprazole is used to treat symptoms of gastroesophageal reflux disease and other conditions caused by excess stomach acid. It is also used to promote healing of erosive esophagitis.</text:p>
            <text:p text:style-name="Text_20_body">Omeprazole may also be given together with antibiotics to treat gastric ulcer caused by infection with helicobacter pylori.</text:p>
            <text:p text:style-name="Text_20_body">Omeprazole is not for immediate relief of heartburn symptoms.</text:p>
          </table:table-cell>
          <table:table-cell table:style-name="Table1.D2" office:value-type="string">
            <text:p text:style-name="P16"/>
          </table:table-cell>
        </table:table-row>
        <table:table-row>
          <table:table-cell table:style-name="Table1.A2" office:value-type="string">
            <text:p text:style-name="P44">NAPROXEN</text:p>
          </table:table-cell>
          <table:table-cell table:style-name="Table1.A2" office:value-type="string">
            <text:list xml:id="list24817143576176" text:continue-numbering="true" text:style-name="L3">
              <text:list-item>
                <text:p text:style-name="P43">Aleve</text:p>
              </text:list-item>
              <text:list-item>
                <text:p text:style-name="P43">EC-Naprosyn</text:p>
              </text:list-item>
              <text:list-item>
                <text:p text:style-name="P43">Flanax Pain Reliever</text:p>
              </text:list-item>
              <text:list-item>
                <text:p text:style-name="P43">Midol Extended <text:soft-page-break/>Relief</text:p>
              </text:list-item>
              <text:list-item>
                <text:p text:style-name="P43">Naprelan 375</text:p>
              </text:list-item>
              <text:list-item>
                <text:p text:style-name="P43">Naprosyn</text:p>
              </text:list-item>
              <text:list-item>
                <text:p text:style-name="P43">Anaprox</text:p>
              </text:list-item>
              <text:list-item>
                <text:p text:style-name="P43">Anaprox-DS</text:p>
              </text:list-item>
              <text:list-item>
                <text:p text:style-name="P43">Naprelan 500</text:p>
              </text:list-item>
              <text:list-item>
                <text:p text:style-name="P43">Naproxen Sodium DS</text:p>
              </text:list-item>
              <text:list-item>
                <text:p text:style-name="P45">Aleve Caplet</text:p>
              </text:list-item>
              <text:list-item>
                <text:p text:style-name="P45">Aleve Gelcap</text:p>
              </text:list-item>
              <text:list-item>
                <text:p text:style-name="P45">Aflaxen</text:p>
              </text:list-item>
              <text:list-item>
                <text:p text:style-name="P45">Aleve Easy Open Arthritis</text:p>
              </text:list-item>
              <text:list-item>
                <text:p text:style-name="P45">Leader Naproxen Sodium</text:p>
              </text:list-item>
              <text:list-item>
                <text:p text:style-name="P45">Comfort Pac with Naproxen</text:p>
              </text:list-item>
              <text:list-item>
                <text:p text:style-name="P45">Naprelan 750</text:p>
              </text:list-item>
              <text:list-item>
                <text:p text:style-name="P45">Naprelan Dose Card</text:p>
              </text:list-item>
            </text:list>
          </table:table-cell>
          <table:table-cell table:style-name="Table1.A2" office:value-type="string">
            <text:p text:style-name="P23"><text:span text:style-name="T9">Naproxen is a nonsteroidal anti-inflammatory drug. It works by reducing </text:span><text:soft-page-break/><text:span text:style-name="T9">hormones that cause inflammation and pain in the body.</text:span></text:p>
            <text:p text:style-name="Text_20_body">Naproxen is used to treat pain or inflammation caused by conditions such as arthritis, ankylosing spondylitis, tendinitis, bursitis, gout, or menstrual cramps.</text:p>
            <text:p text:style-name="Text_20_body">The delayed-release or extended-release tablets are slower-acting forms of naproxen that are used only for treating chronic conditions such as arthritis or ankylosing spondylitis. These forms will not work fast enough to treat acute pain.</text:p>
            <text:p text:style-name="P25"/>
          </table:table-cell>
          <table:table-cell table:style-name="Table1.D2" office:value-type="string">
            <text:p text:style-name="P16"/>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8T02:11:50.479798680</meta:creation-date>
    <dc:date>2017-11-19T02:48:16.398881313</dc:date>
    <meta:editing-duration>PT29M44S</meta:editing-duration>
    <meta:editing-cycles>3</meta:editing-cycles>
    <meta:generator>LibreOffice/5.1.6.2$Linux_X86_64 LibreOffice_project/10m0$Build-2</meta:generator>
    <meta:document-statistic meta:table-count="1" meta:image-count="0" meta:object-count="0" meta:page-count="10" meta:paragraph-count="198" meta:word-count="1389" meta:character-count="8673" meta:non-whitespace-character-count="7579"/>
  </office:meta>
</office:document-meta>
</file>